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173000002796D080AB5306943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cm" svg:y1="13.6cm" svg:x2="6.4cm" svg:y2="15.2cm">
          <text:p/>
        </draw:line>
        <draw:line draw:style-name="gr1" draw:text-style-name="P1" draw:layer="layout" svg:x1="15cm" svg:y1="15.2cm" svg:x2="6.4cm" svg:y2="15.2cm">
          <text:p/>
        </draw:line>
        <draw:line draw:style-name="gr1" draw:text-style-name="P1" draw:layer="layout" svg:x1="15cm" svg:y1="13.7cm" svg:x2="15cm" svg:y2="15.2cm">
          <text:p/>
        </draw:line>
        <draw:line draw:style-name="gr1" draw:text-style-name="P1" draw:layer="layout" svg:x1="6.4cm" svg:y1="13.6cm" svg:x2="3.3cm" svg:y2="13.6cm">
          <text:p/>
        </draw:line>
        <draw:line draw:style-name="gr1" draw:text-style-name="P1" draw:layer="layout" svg:x1="15cm" svg:y1="13.7cm" svg:x2="18.7cm" svg:y2="13.7cm">
          <text:p/>
        </draw:line>
        <draw:path draw:style-name="gr2" draw:text-style-name="P1" draw:layer="layout" svg:width="3.633cm" svg:height="2.509cm" draw:transform="rotate (-0.588874089622887) translate (7.76672248592346cm 11.8863416284416cm)" svg:viewBox="0 0 3634 2510" svg:d="M0 2498c445 98 569-457 865-718 218-192 617 89 863-400 149-295 843 75 864-400 27-595 929 201 643-677l375 32 24-335">
          <text:p/>
        </draw:path>
        <draw:frame draw:style-name="gr3" draw:text-style-name="P2" draw:layer="layout" svg:width="2.759cm" svg:height="3.7cm" svg:x="10.3cm" svg:y="11.5cm">
          <draw:image xlink:href="Pictures/1000020000000173000002796D080AB5306943B2.png" xlink:type="simple" xlink:show="embed" xlink:actuate="onLoad">
            <text:p/>
          </draw:image>
        </draw:frame>
        <draw:path draw:style-name="gr2" draw:text-style-name="P1" draw:layer="layout" svg:width="2.198cm" svg:height="0.757cm" draw:transform="rotate (-0.358316095434436) translate (13.0239765057942cm 13.4034178019986cm)" svg:viewBox="0 0 2199 758" svg:d="M0 756c322 41 395-542 830-468 723 123 522-726 1014 28l275-103 80-124">
          <text:p/>
        </draw:path>
        <draw:custom-shape draw:style-name="gr4" draw:text-style-name="P1" draw:layer="layout" svg:width="0.2cm" svg:height="0.2cm" svg:x="12.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svg:x="12.5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99cm" svg:height="0.301cm" svg:x="12.90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6.5cm" svg:height="1.427cm" svg:x="11cm" svg:y="9.427cm">
          <draw:text-box>
            <text:p text:style-name="P3"><text:span text:style-name="T1">&lt;&lt;recalculating..</text:span><text:span text:style-name="T1">. lif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5:01:34.784350019</meta:creation-date>
    <dc:date>2020-05-06T15:09:16.156235511</dc:date>
    <meta:editing-duration>PT7M41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